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5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top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5" office:value-type="string" calcext:value-type="string">
            <text:p>ECV</text:p>
          </table:table-cell>
          <table:table-cell table:style-name="ce6" office:value-type="string" calcext:value-type="string">
            <text:p>essential climate variable</text:p>
          </table:table-cell>
          <table:table-cell table:style-name="ce5" office:value-type="string" calcext:value-type="string">
            <text:p>A list of all the Essential Climate Variable (ECVs) in the ESA Climate Change Initiative (&lt;a href=http://cci.esa.int/&gt; CCI &lt;/a&gt;).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freq</text:p>
          </table:table-cell>
          <table:table-cell table:style-name="ce5" office:value-type="string" calcext:value-type="string">
            <text:p>frequency</text:p>
          </table:table-cell>
          <table:table-cell table:style-name="ce6"/>
          <table:table-cell table:style-name="ce5" office:value-type="string" calcext:value-type="string">
            <text:p>Temporal frequencies of data from the ESA Climate Change Initiative (CCI).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 office:value-type="string" calcext:value-type="string">
            <text:p>org</text:p>
          </table:table-cell>
          <table:table-cell table:style-name="ce5" office:value-type="string" calcext:value-type="string">
            <text:p>org</text:p>
          </table:table-cell>
          <table:table-cell table:style-name="ce6" office:value-type="string" calcext:value-type="string">
            <text:p>organisation</text:p>
          </table:table-cell>
          <table:table-cell table:style-name="ce5" office:value-type="string" calcext:value-type="string">
            <text:p>Organisations (institutions) that are involved in production of data for the ESA Climate Change Initiative (CCI). Insitution numbers from the &lt;a href=http://www.isni.org/&gt; ISNI &lt;/a&gt; database are included where possible.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6" office:value-type="string" calcext:value-type="string">
            <text:p>platform</text:p>
          </table:table-cell>
          <table:table-cell table:style-name="ce5"/>
          <table:table-cell table:style-name="ce5" office:value-type="string" calcext:value-type="string">
            <text:p>The platforms that have been used in the collection of data for the ESA Climate Change Initiative (CCI).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procLev</text:p>
          </table:table-cell>
          <table:table-cell table:style-name="ce6" office:value-type="string" calcext:value-type="string">
            <text:p>processing level</text:p>
          </table:table-cell>
          <table:table-cell table:style-name="ce5"/>
          <table:table-cell table:style-name="ce5" office:value-type="string" calcext:value-type="string">
            <text:p>The different processing levels of satellite observational data that is used within the ESA Climate Change Initiative (CCI).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6" office:value-type="string" calcext:value-type="string">
            <text:p>sensor</text:p>
          </table:table-cell>
          <table:table-cell table:style-name="ce5"/>
          <table:table-cell table:style-name="ce5" office:value-type="string" calcext:value-type="string">
            <text:p>The sensors that have been used in the collection of the data for the ESA Climate Change Initiative (CCI).</text:p>
          </table:table-cell>
          <table:table-cell table:style-name="ce8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08:22:27.276200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0T08:22:58.136000309</dc:date>
    <meta:print-date>2015-10-26T09:02:18Z</meta:print-date>
    <meta:editing-cycles>29</meta:editing-cycles>
    <meta:editing-duration>PT1H18M43S</meta:editing-duration>
    <meta:document-statistic meta:table-count="1" meta:cell-count="25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